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</office:automatic-styles>
  <office:body>
    <office:text>
      <text:p text:style-name="P1"><text:span text:style-name="T1">Use Cases Cut-Moeglichkeiten :</text:span></text:p>
      <text:p text:style-name="P1"><text:span text:style-name="T2"/></text:p>
      <text:p text:style-name="P1"><text:span text:style-name="T2"/></text:p>
      <text:p text:style-name="P1"><text:span text:style-name="T3">1) Flüssiger Übergang:</text:span></text:p>
      <text:list text:style-name="L2">
        <text:list-item>
          <text:p text:style-name="P2"><text:span text:style-name="T3">Prüfen ob die Person sich dem Bildrand nähert</text:span></text:p>
        </text:list-item>
        <text:list-item>
          <text:p text:style-name="P2"><text:span text:style-name="T3">Prüfen ob ein Bildwechsel bevorsteht</text:span></text:p>
        </text:list-item>
        <text:list-item>
          <text:p text:style-name="P2"><text:span text:style-name="T3">Den Schnitt an Situation anpassen ((Beispielszenario: Person verschwindet lediglich für eine Sekunde aus dem Bild. Ist ein Bildwechsel überhaupt nötig); (Person ist im anderen Bild wegen geringer Belichtung schlecht zu sehen))</text:span></text:p>
        </text:list-item>
        <text:list-item>
          <text:p text:style-name="P2"><text:span text:style-name="T3">--&gt;Implementieren eines Logischen Freshholds</text:span></text:p>
        </text:list-item>
      </text:list>
      <text:p text:style-name="P3"><text:span text:style-name="T3"/></text:p>
      <text:p text:style-name="P3"><text:span text:style-name="T4"/></text:p>
      <text:p text:style-name="P4"><text:span text:style-name="T5">2) Goldener Schnitt: Video schneiden nach Aufenthalt der Person</text:span></text:p>
      <text:p text:style-name="P5"><draw:frame text:anchor-type="as-char" svg:width="88.05mm" svg:height="58.00mm" style:rel-width="scale" style:rel-height="scale"><draw:object-ole xlink:href="OleObj1"/><draw:image xlink:href="ObjectReplacements/OleObj1"/></draw:frame><text:span text:style-name="T5"/></text:p>
      <text:list text:style-name="L6">
        <text:list-item>
          <text:p text:style-name="P6"><text:span text:style-name="T5">Bild aufteilen in 9 Gleichgroße Flächen</text:span></text:p>
        </text:list-item>
        <text:list-item>
          <text:p text:style-name="P6"><text:span text:style-name="T5">Prüfen ob Hals-Partie im Goldenen Schnitt liegt (obere Horizontale Linie)</text:span></text:p>
        </text:list-item>
        <text:list-item>
          <text:p text:style-name="P6"><text:span text:style-name="T5">Prüfen wie weit die Hals-Partie vom Goldenen Schnitt entfernt liegt und bestes Bild wählen</text:span></text:p>
        </text:list-item>
        <text:list-item>
          <text:p text:style-name="P6"><text:span text:style-name="T5">Person je nach Neigung zur linken oder rechten vertikalen linie prüfen bzw. anpassen (optional video bearbeiten)</text:span></text:p>
        </text:list-item>
      </text:list>
      <text:p text:style-name="P7"><text:span text:style-name="T5"/></text:p>
      <text:p text:style-name="P8"><text:span text:style-name="T5">3) Schnitt anhand der Belichtung &amp; Kontraste der Kamera (Gut für 4 unterschiedliche Perspektiven)</text:span></text:p>
      <text:p text:style-name="P9"><draw:frame text:anchor-type="as-char" svg:width="50.59mm" svg:height="70.70mm" style:rel-width="scale" style:rel-height="scale"><draw:object-ole xlink:href="OleObj2"/><draw:image xlink:href="ObjectReplacements/OleObj2"/></draw:frame><text:span text:style-name="T5"/></text:p>
      <text:p text:style-name="P10"><text:span text:style-name="T5"/></text:p>
      <text:list text:style-name="L11">
        <text:list-item>
          <text:p text:style-name="P11"><text:span text:style-name="T5">Vorprüfungswerte anhand von Graukarten erstellen (Graukarten werden in der Fotografie dazu erstellt um den richtigen Reflexionsgrad zu bestimmen) der beste wert wird bei ca. 18% Reflexion gemessen</text:span></text:p>
        </text:list-item>
        <text:list-item>
          <text:p text:style-name="P11"><text:span text:style-name="T5">Belichtung von Frames messen</text:span></text:p>
        </text:list-item>
        <text:list-item>
          <text:p text:style-name="P11"><text:span text:style-name="T5">Messwerte mit Pseudo-perfekten Graukartenmesswerten vergleichen </text:span></text:p>
        </text:list-item>
        <text:list-item>
          <text:p text:style-name="P11"><text:span text:style-name="T5">Beste Belichtung wählen</text:span></text:p>
        </text:list-item>
      </text:list>
      <text:p text:style-name="P12"><text:span text:style-name="T5"/></text:p>
      <text:p text:style-name="P12"><text:span text:style-name="T5"/></text:p>
      <text:p text:style-name="P13"><text:span text:style-name="T5">4) Schnitt anhand der Distanz von einer Person (Nahaufnahme/ Portrait)</text:span></text:p>
      <text:list text:style-name="L14">
        <text:list-item>
          <text:p text:style-name="P14"><text:span text:style-name="T5">Erkennung Prüfen von Hals und Augen + Abstand zueinander</text:span></text:p>
        </text:list-item>
        <text:list-item>
          <text:p text:style-name="P14"><text:span text:style-name="T5">Bei bestimmten Messwert auf Gesichterkennung wechseln</text:span></text:p>
        </text:list-item>
        <text:list-item>
          <text:p text:style-name="P14"><text:span text:style-name="T5">(optional) Hintergrundschärfe mit in den Algorithmus auch prüfen um Professionelles Bild zu bekommen</text:span></text:p>
        </text:list-item>
      </text:list>
      <text:p text:style-name="P15"><text:span text:style-name="T5"/></text:p>
      <text:p text:style-name="P15"><text:span text:style-name="T5">5) Mehrere Personen in einem Bild ||muss jeweils einzeln an die Algorithmen angepasst werden|| </text:span></text:p>
      <text:list text:style-name="L16">
        <text:list-item>
          <text:p text:style-name="P16"><text:span text:style-name="T5">Prüfen wie Viele Personen erkannt werden </text:span></text:p>
        </text:list-item>
        <text:list-item>
          <text:p text:style-name="P16"><text:span text:style-name="T5">Prüfen wie gut die Personen erkannt werden (wie viel sehe ich von den Personen)</text:span></text:p>
        </text:list-item>
        <text:list-item>
          <text:p text:style-name="P16"><text:span text:style-name="T5">Herausfinden ob wichtige Person(en) im Bild erkennbar sind und die Priorität höher setzen</text:span></text:p>
        </text:list-item>
        <text:list-item>
          <text:p text:style-name="P16"><text:span text:style-name="T5">(optional) Anpassen an den jeweiligen Algorithmus</text:span></text:p>
        </text:list-item>
      </text:list>
      <text:p text:style-name="P17"><text:span text:style-name="T5"/></text:p>
      <text:p text:style-name="P17"><text:span text:style-name="T5">6) Schnitt nach Musik</text:span></text:p>
      <text:list text:style-name="L18">
        <text:list-item>
          <text:p text:style-name="P18"><text:span text:style-name="T5">Messen von Peaks </text:span></text:p>
        </text:list-item>
        <text:list-item>
          <text:p text:style-name="P18"><text:span text:style-name="T5">Schnitt nach Peaks anpassen</text:span></text:p>
        </text:list-item>
        <text:list-item>
          <text:p text:style-name="P18"><text:span text:style-name="T5">Kreativer Schnitt nach Peaks</text:span></text:p>
        </text:list-item>
      </text:list>
      <text:p text:style-name="P19"><text:span text:style-name="T5">7)</text:span></text:p>
      <text:p text:style-name="P19"><text:span text:style-name="T5">8)</text:span></text:p>
      <text:p text:style-name="P19"><text:span text:style-name="T5">9) Einfach nur weil ich die Idee hatte (OPTIONAL)</text:span></text:p>
      <text:list text:style-name="L20">
        <text:list-item>
          <text:p text:style-name="P20"><text:span text:style-name="T5">Aufnahme erkennt keine Menschen und es wird trotzdem das beste Bild erfasst nach anderen Kreterien </text:span></text:p>
        </text:list-item>
        <text:list-item>
          <text:p text:style-name="P20"><text:span text:style-name="T5">Eventuell Bewegungs Erkennung oder andere Erkennung von anderen Tieren, Pflanzen (Naturaufnahme)</text:span></text:p>
        </text:list-item>
      </text:list>
      <text:p text:style-name="P21"><text:span text:style-name="T6"/></text:p>
      <text:p text:style-name="P2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